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98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co1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0437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872in"/>
    </style:style>
    <style:style style:name="co21" style:family="table-column">
      <style:table-column-properties fo:break-before="auto" style:column-width="2.0555in"/>
    </style:style>
    <style:style style:name="co22" style:family="table-column">
      <style:table-column-properties fo:break-before="auto" style:column-width="3.0236in"/>
    </style:style>
    <style:style style:name="co23" style:family="table-column">
      <style:table-column-properties fo:break-before="auto" style:column-width="2.4752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173in" fo:break-before="auto" style:use-optimal-row-height="false"/>
    </style:style>
    <style:style style:name="ro25" style:family="table-row">
      <style:table-row-properties style:row-height="0.178in" fo:break-before="auto" style:use-optimal-row-height="true"/>
    </style:style>
    <style:style style:name="ro26" style:family="table-row">
      <style:table-row-properties style:row-height="0.5181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2.6016in" fo:break-before="auto" style:use-optimal-row-height="false"/>
    </style:style>
    <style:style style:name="ro10" style:family="table-row">
      <style:table-row-properties style:row-height="2.8811in" fo:break-before="auto" style:use-optimal-row-height="false"/>
    </style:style>
    <style:style style:name="ro11" style:family="table-row">
      <style:table-row-properties style:row-height="2.6634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2.5075in" fo:break-before="auto" style:use-optimal-row-height="true"/>
    </style:style>
    <style:style style:name="ro15" style:family="table-row">
      <style:table-row-properties style:row-height="2.9744in" fo:break-before="auto" style:use-optimal-row-height="true"/>
    </style:style>
    <style:style style:name="ro16" style:family="table-row">
      <style:table-row-properties style:row-height="3.7516in" fo:break-before="auto" style:use-optimal-row-height="true"/>
    </style:style>
    <style:style style:name="ro17" style:family="table-row">
      <style:table-row-properties style:row-height="3.3366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1.7307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2.8189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2.1972in" fo:break-before="auto" style:use-optimal-row-height="true"/>
    </style:style>
    <style:style style:name="ro29" style:family="table-row">
      <style:table-row-properties style:row-height="2.0417in" fo:break-before="auto" style:use-optimal-row-height="true"/>
    </style:style>
    <style:style style:name="ro30" style:family="table-row">
      <style:table-row-properties style:row-height="1.8862in" fo:break-before="auto" style:use-optimal-row-height="true"/>
    </style:style>
    <style:style style:name="ro31" style:family="table-row">
      <style:table-row-properties style:row-height="0.8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1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7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80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8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8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83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8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 style:font-weight-asian="normal" style:font-weight-complex="normal"/>
    </style:style>
    <style:style style:name="ce85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4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4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47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4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5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ff0000" fo:font-weight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6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6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6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ff0000" fo:font-weight="normal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ff0000" fo:font-size="10pt" fo:font-weight="normal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DejaVu Sans" style:font-name-complex="Tahoma2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8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weight="normal"/>
    </style:style>
    <style:style style:name="ce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ff0000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ff0000" style:font-name="Arial" fo:font-size="10pt" fo:font-weight="normal" style:font-name-asian="Lucida Sans Unicode" style:font-weight-asian="normal" style:font-name-complex="Tahoma2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ff0000" style:font-name="Arial" fo:font-size="10pt" fo:font-weight="normal" style:font-name-asian="Lucida Sans Unicode" style:font-weight-asian="normal" style:font-name-complex="Tahoma2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ff0000"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ff0000" fo:font-size="10pt"/>
    </style:style>
    <style:style style:name="ce110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1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color="#ff0000" fo:font-size="10pt" fo:font-weight="normal" style:font-name-asian="DejaVu Sans" style:font-size-asian="6.80000019073486pt" style:language-complex="en" style:country-complex="US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bold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name-asian="Lucida Sans Unicode" style:font-name-complex="Tahoma2"/>
    </style:style>
    <style:style style:name="ce1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/>
    </style:style>
    <style:style style:name="ce125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/>
    </style:style>
    <style:style style:name="ce126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color="#ff0000" fo:font-size="10pt" fo:font-weight="normal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weight-asian="normal" style:font-weight-complex="normal"/>
    </style:style>
    <style:style style:name="ce13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T34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weight-asian="bold" style:font-weight-complex="bold"/>
    </style:style>
    <style:style style:name="T28" style:family="text">
      <style:text-properties style:font-name="Arial" style:font-name-asian="Lucida Sans Unicode" style:font-weight-asian="bold" style:font-name-complex="Tahoma2" style:font-weight-complex="bold"/>
    </style:style>
    <style:style style:name="T29" style:family="text">
      <style:text-properties style:font-name="Arial" style:font-name-asian="Lucida Sans Unicode" style:font-weight-asian="normal" style:font-name-complex="Tahoma2" style:font-weight-complex="normal"/>
    </style:style>
    <style:style style:name="T30" style:family="text">
      <style:text-properties fo:font-weight="normal" style:font-weight-asian="bold" style:font-weight-complex="bold"/>
    </style:style>
    <style:style style:name="T31" style:family="text">
      <style:text-properties fo:font-weight="bold" style:font-name-asian="Lucida Sans Unicode" style:font-weight-asian="bold" style:font-name-complex="Tahoma2" style:font-weight-complex="bold"/>
    </style:style>
    <style:style style:name="T32" style:family="text">
      <style:text-properties fo:font-weight="normal" style:font-name-asian="Lucida Sans Unicode" style:font-name-complex="Tahoma2"/>
    </style:style>
    <style:style style:name="T33" style:family="text">
      <style:text-properties fo:font-weight="normal" style:font-name-asian="Lucida Sans Unicode" style:font-weight-asian="normal" style:font-name-complex="Tahoma2" style:font-weight-complex="normal"/>
    </style:style>
    <style:style style:name="T35" style:family="text">
      <style:text-properties style:font-name="Arial" style:font-name-asian="DejaVu Sans" style:font-name-complex="Tahoma2"/>
    </style:style>
    <style:style style:name="T36" style:family="text">
      <style:text-properties style:font-name="Arial" fo:font-size="10pt" style:font-size-asian="10pt" style:font-size-complex="10pt"/>
    </style:style>
    <style:style style:name="T37" style:family="text">
      <style:text-properties fo:font-size="12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0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7" office:value-type="string">
            <text:p>Priority</text:p>
          </table:table-cell>
          <table:table-cell table:style-name="ce17" office:value-type="string">
            <text:p>Affect</text:p>
          </table:table-cell>
        </table:table-row>
        <table:table-row table:style-name="ro3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18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DPC_01</text:p>
          </table:table-cell>
          <table:table-cell table:style-name="ce6" office:value-type="string">
            <text:p>Show draft/public content from page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FD_01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DOC_01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DOC_02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DOC_03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UPL_01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1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2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3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4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5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DMS_ACT_07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8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9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CT_10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COL_01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OL_02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OL_03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OL_04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OL_05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I_01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I_02</text:p>
          </table:table-cell>
          <table:table-cell table:style-name="ce8" office:value-type="string">
            <text:p>Manage Category (Add/Delete)</text:p>
          </table:table-cell>
          <table:table-cell table:style-name="ce21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I_03</text:p>
          </table:table-cell>
          <table:table-cell table:style-name="ce8" office:value-type="string">
            <text:p>Manage Relation (Add/Delete/Show/Hide)</text:p>
          </table:table-cell>
          <table:table-cell table:style-name="ce21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I_04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I_05</text:p>
          </table:table-cell>
          <table:table-cell table:style-name="ce7" office:value-type="string">
            <text:p>Export /Import node</text:p>
          </table:table-cell>
          <table:table-cell table:style-name="ce21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INF_01</text:p>
          </table:table-cell>
          <table:table-cell table:style-name="ce11" office:value-type="string">
            <text:p>Manage Permission(Add/Edit/Delete)</text:p>
          </table:table-cell>
          <table:table-cell table:style-name="ce21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INF_02</text:p>
          </table:table-cell>
          <table:table-cell table:style-name="ce12" office:value-type="string">
            <text:p>View metadata</text:p>
          </table:table-cell>
          <table:table-cell table:style-name="ce21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SER_01</text:p>
          </table:table-cell>
          <table:table-cell table:style-name="ce13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SER_02</text:p>
          </table:table-cell>
          <table:table-cell table:style-name="ce13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SER_03</text:p>
          </table:table-cell>
          <table:table-cell table:style-name="ce13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SET_01</text:p>
          </table:table-cell>
          <table:table-cell table:style-name="ce14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LB_01</text:p>
          </table:table-cell>
          <table:table-cell table:style-name="ce13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M_01</text:p>
          </table:table-cell>
          <table:table-cell table:style-name="ce15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ADM_02</text:p>
          </table:table-cell>
          <table:table-cell table:style-name="ce15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M_03</text:p>
          </table:table-cell>
          <table:table-cell table:style-name="ce15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04</text:p>
          </table:table-cell>
          <table:table-cell table:style-name="ce15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ADM_05</text:p>
          </table:table-cell>
          <table:table-cell table:style-name="ce15" office:value-type="string">
            <text:p>Manage Views(Add/View/Edit/Delete)</text:p>
          </table:table-cell>
          <table:table-cell table:style-name="ce21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M_06</text:p>
          </table:table-cell>
          <table:table-cell table:style-name="ce15" office:value-type="string">
            <text:p>Manage Drive(Add/Edit/Delete)</text:p>
          </table:table-cell>
          <table:table-cell table:style-name="ce21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M_07</text:p>
          </table:table-cell>
          <table:table-cell table:style-name="ce15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ADM_08</text:p>
          </table:table-cell>
          <table:table-cell table:style-name="ce15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09</text:p>
          </table:table-cell>
          <table:table-cell table:style-name="ce15" office:value-type="string">
            <text:p>Manage Query(Add/Edit/Delete)</text:p>
          </table:table-cell>
          <table:table-cell table:style-name="ce21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10</text:p>
          </table:table-cell>
          <table:table-cell table:style-name="ce15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11</text:p>
          </table:table-cell>
          <table:table-cell table:style-name="ce15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F_CPN_01</text:p>
          </table:table-cell>
          <table:table-cell table:style-name="ce16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11" table:default-cell-style-name="ce45"/>
        <table:table-column table:style-name="co18" table:default-cell-style-name="ce53"/>
        <table:table-column table:style-name="co11" table:default-cell-style-name="ce63"/>
        <table:table-column table:style-name="co19" table:default-cell-style-name="ce69"/>
        <table:table-column table:style-name="co20" table:default-cell-style-name="ce89"/>
        <table:table-column table:style-name="co21" table:default-cell-style-name="ce58"/>
        <table:table-column table:style-name="co22" table:default-cell-style-name="ce89"/>
        <table:table-column table:style-name="co23" table:default-cell-style-name="ce89"/>
        <table:table-column table:style-name="co11" table:default-cell-style-name="ce122"/>
        <table:table-column table:style-name="co11" table:number-columns-repeated="247" table:default-cell-style-name="Default"/>
        <table:table-row table:style-name="ro8">
          <table:table-cell table:style-name="ce42"/>
          <table:table-cell table:style-name="ce48" office:value-type="string">
            <text:p>SNIFF TEST</text:p>
          </table:table-cell>
          <table:table-cell table:style-name="ce59"/>
          <table:table-cell table:style-name="ce49" table:number-columns-repeated="2"/>
          <table:table-cell/>
          <table:table-cell table:style-name="ce58"/>
          <table:table-cell table:style-name="ce49" table:number-columns-repeated="2"/>
          <table:table-cell table:style-name="ce131"/>
          <table:table-cell table:style-name="ce132" office:value-type="string">
            <text:p>Passed</text:p>
          </table:table-cell>
          <table:table-cell table:style-name="ce132" table:formula="of:=COUNTIF([.L$7:.L$978];[.$K1])" office:value-type="float" office:value="0">
            <text:p>0</text:p>
          </table:table-cell>
          <table:table-cell table:style-name="ce132" table:formula="of:=COUNTIF([.M$7:.M$978];[.$K1])" office:value-type="float" office:value="0">
            <text:p>0</text:p>
          </table:table-cell>
          <table:table-cell table:style-name="ce132" table:formula="of:=COUNTIF([.N$7:.N$978];[.$K1])" office:value-type="float" office:value="0">
            <text:p>0</text:p>
          </table:table-cell>
          <table:table-cell table:style-name="ce132" table:formula="of:=COUNTIF([.O$7:.O$978];[.$K1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42"/>
          <table:table-cell table:style-name="ce49"/>
          <table:table-cell table:style-name="ce60"/>
          <table:table-cell table:style-name="ce49" table:number-columns-repeated="2"/>
          <table:table-cell/>
          <table:table-cell table:style-name="ce58"/>
          <table:table-cell table:style-name="ce49" table:number-columns-repeated="2"/>
          <table:table-cell table:style-name="ce132"/>
          <table:table-cell table:style-name="ce132" office:value-type="string">
            <text:p>Failed</text:p>
          </table:table-cell>
          <table:table-cell table:style-name="ce132" table:formula="of:=COUNTIF([.L$7:.L$978];[.$K2])" office:value-type="float" office:value="0">
            <text:p>0</text:p>
          </table:table-cell>
          <table:table-cell table:style-name="ce132" table:formula="of:=COUNTIF([.M$7:.M$978];[.$K2])" office:value-type="float" office:value="0">
            <text:p>0</text:p>
          </table:table-cell>
          <table:table-cell table:style-name="ce132" table:formula="of:=COUNTIF([.N$7:.N$978];[.$K2])" office:value-type="float" office:value="0">
            <text:p>0</text:p>
          </table:table-cell>
          <table:table-cell table:style-name="ce132" table:formula="of:=COUNTIF([.O$7:.O$978];[.$K2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42"/>
          <table:table-cell table:style-name="ce50" office:value-type="string">
            <text:p>Function List<text:span text:style-name="T2">:</text:span></text:p>
          </table:table-cell>
          <table:table-cell table:style-name="ce61" office:value-type="string" table:number-columns-spanned="3" table:number-rows-spanned="1">
            <text:p>SniffTest of ECMS </text:p>
          </table:table-cell>
          <table:covered-table-cell table:number-columns-repeated="2" table:style-name="ce58"/>
          <table:table-cell/>
          <table:table-cell table:style-name="ce58"/>
          <table:table-cell table:style-name="ce123"/>
          <table:table-cell table:style-name="ce58"/>
          <table:table-cell table:style-name="ce132"/>
          <table:table-cell table:style-name="ce132" office:value-type="string">
            <text:p>Blocked</text:p>
          </table:table-cell>
          <table:table-cell table:style-name="ce132" table:formula="of:=COUNTIF([.L$7:.L$978];[.$K3])" office:value-type="float" office:value="0">
            <text:p>0</text:p>
          </table:table-cell>
          <table:table-cell table:style-name="ce132" table:formula="of:=COUNTIF([.M$7:.M$978];[.$K3])" office:value-type="float" office:value="0">
            <text:p>0</text:p>
          </table:table-cell>
          <table:table-cell table:style-name="ce132" table:formula="of:=COUNTIF([.N$7:.N$978];[.$K3])" office:value-type="float" office:value="0">
            <text:p>0</text:p>
          </table:table-cell>
          <table:table-cell table:style-name="ce132" table:formula="of:=COUNTIF([.O$7:.O$978];[.$K3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42"/>
          <table:table-cell table:style-name="ce50" office:value-type="string">
            <text:p>Total main cases:</text:p>
          </table:table-cell>
          <table:table-cell table:style-name="ce61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58"/>
          <table:table-cell/>
          <table:table-cell table:style-name="ce58"/>
          <table:table-cell table:style-name="ce123"/>
          <table:table-cell table:style-name="ce58"/>
          <table:table-cell table:style-name="ce132"/>
          <table:table-cell table:style-name="ce133" office:value-type="string">
            <text:p>Untested</text:p>
          </table:table-cell>
          <table:table-cell table:style-name="ce132" table:formula="of:=COUNTIF([.L$7:.L$978];[.$K4])" office:value-type="float" office:value="0">
            <text:p>0</text:p>
          </table:table-cell>
          <table:table-cell table:style-name="ce132" table:formula="of:=COUNTIF([.M$7:.M$978];[.$K4])" office:value-type="float" office:value="0">
            <text:p>0</text:p>
          </table:table-cell>
          <table:table-cell table:style-name="ce132" table:formula="of:=COUNTIF([.N$7:.N$978];[.$K4])" office:value-type="float" office:value="0">
            <text:p>0</text:p>
          </table:table-cell>
          <table:table-cell table:style-name="ce132" table:formula="of:=COUNTIF([.O$7:.O$978];[.$K4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42"/>
          <table:table-cell table:style-name="ce51"/>
          <table:table-cell table:style-name="ce62"/>
          <table:table-cell table:style-name="ce66" table:number-columns-repeated="6"/>
          <table:table-cell table:style-name="ce133"/>
          <table:table-cell office:value-type="string">
            <text:p>N/A</text:p>
          </table:table-cell>
          <table:table-cell table:style-name="ce132" table:formula="of:=COUNTIF([.L$7:.L$978];[.$K5])" office:value-type="float" office:value="0">
            <text:p>0</text:p>
          </table:table-cell>
          <table:table-cell table:style-name="ce132" table:formula="of:=COUNTIF([.M$7:.M$978];[.$K5])" office:value-type="float" office:value="0">
            <text:p>0</text:p>
          </table:table-cell>
          <table:table-cell table:style-name="ce132" table:formula="of:=COUNTIF([.N$7:.N$978];[.$K5])" office:value-type="float" office:value="0">
            <text:p>0</text:p>
          </table:table-cell>
          <table:table-cell table:style-name="ce132" table:formula="of:=COUNTIF([.O$7:.O$978];[.$K5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43" office:value-type="string">
            <text:p>Case No</text:p>
          </table:table-cell>
          <table:table-cell table:style-name="ce52" office:value-type="string">
            <text:p>Related function</text:p>
          </table:table-cell>
          <table:table-cell table:style-name="ce52" office:value-type="string">
            <text:p>Case ID</text:p>
          </table:table-cell>
          <table:table-cell table:style-name="ce52" office:value-type="string">
            <text:p>Path</text:p>
          </table:table-cell>
          <table:table-cell table:style-name="ce52" office:value-type="string">
            <text:p>Case Name</text:p>
          </table:table-cell>
          <table:table-cell table:style-name="ce52" office:value-type="string">
            <text:p>Description</text:p>
          </table:table-cell>
          <table:table-cell table:style-name="ce52" office:value-type="string">
            <text:p>Steps</text:p>
          </table:table-cell>
          <table:table-cell table:style-name="ce52" office:value-type="string">
            <text:p>Expected Output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Affect</text:p>
          </table:table-cell>
          <table:table-cell table:style-name="ce52"/>
          <table:table-cell table:style-name="ce52" office:value-type="string">
            <text:p>FF</text:p>
          </table:table-cell>
          <table:table-cell table:style-name="ce52" office:value-type="string">
            <text:p>IE</text:p>
          </table:table-cell>
          <table:table-cell table:style-name="ce52" table:number-columns-repeated="2"/>
          <table:table-cell table:style-name="ce52" office:value-type="string">
            <text:p>Comment</text:p>
          </table:table-cell>
          <table:table-cell table:style-name="ce135" table:number-columns-repeated="240"/>
        </table:table-row>
        <table:table-row table:style-name="ro9">
          <table:table-cell table:style-name="ce44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8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</text:span><text:span text:style-name="T5">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126" office:value-type="string">
            <text:p>High</text:p>
          </table:table-cell>
          <table:table-cell table:style-name="ce66" table:number-columns-repeated="6"/>
          <table:table-cell table:number-columns-repeated="241"/>
        </table:table-row>
        <table:table-row table:style-name="ro1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8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es Management/acme/web </text:span><text:span text:style-name="T6">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</text:span><text:span text:style-name="T4">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126" office:value-type="string">
            <text:p>High</text:p>
          </table:table-cell>
          <table:table-cell table:style-name="ce66" table:number-columns-repeated="6"/>
          <table:table-cell table:number-columns-repeated="241"/>
        </table:table-row>
        <table:table-row table:style-name="ro1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8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es Management/acme/web </text:span><text:span text:style-name="T4">contents</text:span></text:p>
            <text:p><text:span text:style-name="T7">- Select </text:span><text:span text:style-name="T8">Site editor/Add new page</text:span><text:span text:style-name="T7"> to create </text:span><text:span text:style-name="T7">new page. </text:span></text:p>
            <text:p><text:span text:style-name="T7">- Choose a Content list viewer portlet by drag </text:span><text:span text:style-name="T7">and drop from page editor</text:span></text:p>
            <text:p><text:span text:style-name="T7">- Click edit portlet icon of this Content list </text:span><text:span text:style-name="T7">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126" office:value-type="string">
            <text:p>High</text:p>
          </table:table-cell>
          <table:table-cell table:style-name="ce66" table:number-columns-repeated="6"/>
          <table:table-cell table:number-columns-repeated="241"/>
        </table:table-row>
        <table:table-row table:style-name="ro12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8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126" office:value-type="string">
            <text:p>Medium</text:p>
          </table:table-cell>
          <table:table-cell table:style-name="ce66" table:number-columns-repeated="6"/>
          <table:table-cell table:number-columns-repeated="241"/>
        </table:table-row>
        <table:table-row table:style-name="ro1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8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26" office:value-type="string">
            <text:p>High</text:p>
          </table:table-cell>
          <table:table-cell table:style-name="ce66" table:number-columns-repeated="6"/>
          <table:table-cell table:number-columns-repeated="241"/>
        </table:table-row>
        <table:table-row table:style-name="ro1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WCM\UnPublication</text:p>
          </table:table-cell>
          <table:table-cell table:style-name="ce90" office:value-type="string">
            <text:p>Show draft/public content from page</text:p>
          </table:table-cell>
          <table:table-cell table:style-name="ce90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</text:span><text:span text:style-name="T4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</text:span><text:span text:style-name="T4">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</text:span><text:span text:style-name="T5">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26" office:value-type="string">
            <text:p>High</text:p>
          </table:table-cell>
          <table:table-cell table:style-name="ce66" table:number-columns-repeated="6"/>
          <table:table-cell table:number-columns-repeated="241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54" office:value-type="string">
            <text:p>SNF_ECMS_WCM_NEL_01</text:p>
          </table:table-cell>
          <table:table-cell table:style-name="ce64" office:value-type="float" office:value="1">
            <text:p>001</text:p>
          </table:table-cell>
          <table:table-cell table:style-name="ce68" office:value-type="string">
            <text:p>ECMS\WCM\Newsletter_Manager\Category</text:p>
          </table:table-cell>
          <table:table-cell table:style-name="ce91" office:value-type="string">
            <text:p>Create/edit/delete a category</text:p>
          </table:table-cell>
          <table:table-cell table:style-name="ce91" office:value-type="string">
            <text:p>Step 1: Create/edit/delete a category</text:p>
          </table:table-cell>
          <table:table-cell table:style-name="ce91"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table:style-name="ce91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89" office:value-type="string">
            <text:p>High</text:p>
          </table:table-cell>
          <table:table-cell table:style-name="ce66" office:value-type="string">
            <text:p>Need login as root</text:p>
          </table:table-cell>
          <table:table-cell table:style-name="ce66" table:number-columns-repeated="5"/>
          <table:table-cell table:number-columns-repeated="241"/>
        </table:table-row>
        <table:table-row table:style-name="ro1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8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89" office:value-type="string">
            <text:p>High</text:p>
          </table:table-cell>
          <table:table-cell table:style-name="ce66" table:number-columns-repeated="6"/>
          <table:table-cell table:number-columns-repeated="241"/>
        </table:table-row>
        <table:table-row table:style-name="ro1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8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</text:span><text:span text:style-name="T14">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</text:span><text:span text:style-name="T7">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</text:span><text:span text:style-name="T14">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89" office:value-type="string">
            <text:p>High</text:p>
          </table:table-cell>
          <table:table-cell table:style-name="ce66" table:number-columns-repeated="6"/>
          <table:table-cell table:number-columns-repeated="241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8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6">- After subscribing news letter. The </text:span><text:span text:style-name="T36">confirmation letter <text:s/>is sent to the inputed email </text:span><text:span text:style-name="T36">address of user. If he does not confirm this </text:span><text:span text:style-name="T36">letter --&gt;he cannot received any letters which </text:span><text:span text:style-name="T36">have the subscription subscribed before. </text:span></text:p>
            <text:p><text:span text:style-name="T36">Just only open email and click “here” link in the </text:span><text:span text:style-name="T36">confirmation letter to finish this.</text:span></text:p>
            <text:p><text:span text:style-name="T37"/></text:p>
            <text:p><text:span text:style-name="T37"/></text:p>
            <text:p><text:span text:style-name="T37"/></text:p>
            <text:p><text:span text:style-name="T37"/></text:p>
            <text:p><text:span text:style-name="T37"/></text:p>
            <text:p><text:span text:style-name="T37"/></text:p>
            <text:p><text:span text:style-name="T37"/></text:p>
            <text:p><text:span text:style-name="T37"/></text:p>
            <text:p><text:span text:style-name="T37"/></text:p>
            <text:p><text:span text:style-name="T37"/></text:p>
          </table:table-cell>
          <table:table-cell table:style-name="ce89" office:value-type="string">
            <text:p>High</text:p>
          </table:table-cell>
          <table:table-cell table:style-name="ce66" table:number-columns-repeated="6"/>
          <table:table-cell table:number-columns-repeated="241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8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89" office:value-type="string">
            <text:p>High</text:p>
          </table:table-cell>
          <table:table-cell table:style-name="ce66" table:number-columns-repeated="6"/>
          <table:table-cell table:number-columns-repeated="241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8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</text:span><text:span text:style-name="T6">content list viewer</text:span> portlet</text:p>
          </table:table-cell>
          <table:table-cell table:style-name="ce89" office:value-type="string">
            <text:p>High</text:p>
          </table:table-cell>
          <table:table-cell table:style-name="ce66" table:number-columns-repeated="6"/>
          <table:table-cell table:number-columns-repeated="241"/>
        </table:table-row>
        <table:table-row table:style-name="ro20">
          <table:table-cell table:style-name="ce46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54" office:value-type="string">
            <text:p>SNF_ECMS_WCM_FCK_01</text:p>
          </table:table-cell>
          <table:table-cell table:style-name="ce64" office:value-type="float" office:value="1">
            <text:p>001</text:p>
          </table:table-cell>
          <table:table-cell table:style-name="ce68" office:value-type="string">
            <text:p>ECMS\WCM\FCK_Editor</text:p>
          </table:table-cell>
          <table:table-cell table:style-name="ce91" office:value-type="string">
            <text:p>Insert documents/medias in a web content by FCK Content Selector</text:p>
          </table:table-cell>
          <table:table-cell table:style-name="ce91" office:value-type="string">
            <text:p>Step 1: Insert documents/medias in a web content by FCK Content Selector</text:p>
          </table:table-cell>
          <table:table-cell table:style-name="ce91"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91" office:value-type="string">
            <text:p>The selected content/media is inserted to Main Content as a link. In view mode, user can click this link to view/download file. </text:p>
          </table:table-cell>
          <table:table-cell table:style-name="ce89" office:value-type="string">
            <text:p>Medium</text:p>
          </table:table-cell>
          <table:table-cell table:style-name="ce66" office:value-type="string">
            <text:p>can find WCMInsertContent icon</text:p>
          </table:table-cell>
          <table:table-cell table:style-name="ce66" table:number-columns-repeated="5"/>
          <table:table-cell office:value-type="string">
            <text:p>cannot follow steps to do this case</text:p>
          </table:table-cell>
          <table:table-cell table:number-columns-repeated="240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92" office:value-type="string">
            <text:p>Create/delete Content folder</text:p>
          </table:table-cell>
          <table:table-cell table:style-name="ce92" office:value-type="string">
            <text:p>Step 1: Create/delete Content folder</text:p>
          </table:table-cell>
          <table:table-cell table:style-name="ce107" office:value-type="string">
            <text:p><text:span text:style-name="T6">Create folder</text:span></text:p>
            <text:p><text:span text:style-name="T5">- Click on Add folder icon in action bar or right </text:span><text:span text:style-name="T5">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108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34" table:number-columns-repeated="4"/>
          <table:table-cell table:number-columns-repeated="243"/>
        </table:table-row>
        <table:table-row table:style-name="ro22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92" office:value-type="string">
            <text:p>Create/edit/delete <text:s/>Article document</text:p>
          </table:table-cell>
          <table:table-cell table:style-name="ce92" office:value-type="string">
            <text:p>Step 1: Create/edit/delete <text:s/>Article document</text:p>
          </table:table-cell>
          <table:table-cell table:style-name="ce108" office:value-type="string">
            <text:p><text:span text:style-name="T6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Artic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108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34" table:number-columns-repeated="4"/>
          <table:table-cell table:number-columns-repeated="243"/>
        </table:table-row>
        <table:table-row table:style-name="ro22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92" office:value-type="string">
            <text:p>Create/edit/delete <text:s/>File document</text:p>
          </table:table-cell>
          <table:table-cell table:style-name="ce92" office:value-type="string">
            <text:p>Step 1: Create/edit/delete <text:s/>File document</text:p>
          </table:table-cell>
          <table:table-cell table:style-name="ce108" office:value-type="string">
            <text:p><text:span text:style-name="T8">Create docum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 File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108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34" table:number-columns-repeated="4"/>
          <table:table-cell table:number-columns-repeated="243"/>
        </table:table-row>
        <table:table-row table:style-name="ro22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92" office:value-type="string">
            <text:p>Create/edit/delete <text:s/>Free layout Webcontent document</text:p>
          </table:table-cell>
          <table:table-cell table:style-name="ce92" office:value-type="string">
            <text:p>Step 1: Create/edit/delete <text:s/>Free layout Webcontent document</text:p>
          </table:table-cell>
          <table:table-cell table:style-name="ce108" office:value-type="string">
            <text:p><text:span text:style-name="T8">Create Free layout webcontent</text:span></text:p>
            <text:p><text:span text:style-name="T5">- Click on Add Document icon in action bar or </text:span><text:span text:style-name="T5">right click on the main pane</text:span></text:p>
            <text:p><text:span text:style-name="T5">- Select type of document :Free layout </text:span><text:span text:style-name="T5">webcontent</text:span></text:p>
            <text:p><text:span text:style-name="T5">- Put name for document and other required </text:span><text:span text:style-name="T5">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</text:span><text:span text:style-name="T5">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108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34" table:number-columns-repeated="4"/>
          <table:table-cell table:number-columns-repeated="243"/>
        </table:table-row>
        <table:table-row table:style-name="ro23">
          <table:table-cell table:style-name="ce4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54" office:value-type="string">
            <text:p>SNF_ECMS_DMS_UPL_01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ECMS\DMS\Upload_File</text:p>
          </table:table-cell>
          <table:table-cell table:style-name="ce93" office:value-type="string">
            <text:p>Upload a file</text:p>
          </table:table-cell>
          <table:table-cell table:style-name="ce93" office:value-type="string">
            <text:p>Step 1: Upload a file</text:p>
          </table:table-cell>
          <table:table-cell table:style-name="ce109" office:value-type="string">
            <text:p><text:span text:style-name="T5">- Click on </text:span><text:span text:style-name="T6">Upload</text:span><text:span text:style-name="T5"> file icon in action bar or right </text:span><text:span text:style-name="T5">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109" office:value-type="string">
            <text:p>File is uploaded successfully</text:p>
          </table:table-cell>
          <table:table-cell table:style-name="ce127" office:value-type="string">
            <text:p>High</text:p>
          </table:table-cell>
          <table:table-cell table:style-name="ce134" table:number-columns-repeated="4"/>
          <table:table-cell table:number-columns-repeated="2"/>
          <table:table-cell office:value-type="string">
            <text:p>Don't have data </text:p>
          </table:table-cell>
          <table:table-cell table:number-columns-repeated="240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92" office:value-type="string">
            <text:p>Copy/paste a node</text:p>
          </table:table-cell>
          <table:table-cell table:style-name="ce92" office:value-type="string">
            <text:p>Step 1: Copy/paste a node</text:p>
          </table:table-cell>
          <table:table-cell table:style-name="ce69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108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34" table:number-columns-repeated="4"/>
          <table:table-cell table:number-columns-repeated="243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92" office:value-type="string">
            <text:p>Cut/paste a node</text:p>
          </table:table-cell>
          <table:table-cell table:style-name="ce92" office:value-type="string">
            <text:p>Step 1: Cut/paste a node</text:p>
          </table:table-cell>
          <table:table-cell table:style-name="ce69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108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34" table:number-columns-repeated="4"/>
          <table:table-cell table:number-columns-repeated="243"/>
        </table:table-row>
        <table:table-row table:style-name="ro1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92" office:value-type="string">
            <text:p>Lock/Unlock a node</text:p>
          </table:table-cell>
          <table:table-cell table:style-name="ce92" office:value-type="string">
            <text:p>Step 1: Lock/Unlock a node</text:p>
          </table:table-cell>
          <table:table-cell table:style-name="ce107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108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34" table:number-columns-repeated="4"/>
          <table:table-cell table:number-columns-repeated="243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92" office:value-type="string">
            <text:p>Rename/Title for a node</text:p>
          </table:table-cell>
          <table:table-cell table:style-name="ce92" office:value-type="string">
            <text:p>Step 1: Rename/Title for a node</text:p>
          </table:table-cell>
          <table:table-cell table:style-name="ce107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108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34" table:number-columns-repeated="4"/>
          <table:table-cell table:number-columns-repeated="243"/>
        </table:table-row>
        <table:table-row table:style-name="ro13">
          <table:table-cell table:style-name="ce46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54" office:value-type="string">
            <text:p>SNF_ECMS_DMS_ACT_05</text:p>
          </table:table-cell>
          <table:table-cell table:style-name="ce64" office:value-type="float" office:value="1">
            <text:p>001</text:p>
          </table:table-cell>
          <table:table-cell table:style-name="ce71" office:value-type="string">
            <text:p>ECMS\DMS\Action\Symlink</text:p>
          </table:table-cell>
          <table:table-cell table:style-name="ce94" office:value-type="string">
            <text:p>Add symlink for node</text:p>
          </table:table-cell>
          <table:table-cell table:style-name="ce94" office:value-type="string">
            <text:p>Step 1: Add symlink for node</text:p>
          </table:table-cell>
          <table:table-cell table:style-name="ce7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124" office:value-type="string">
            <text:p>Node is added symlink <text:s/>successfully. Show symlink node as a child node</text:p>
          </table:table-cell>
          <table:table-cell table:style-name="ce128" office:value-type="string">
            <text:p>High</text:p>
          </table:table-cell>
          <table:table-cell table:style-name="ce134" table:number-columns-repeated="4"/>
          <table:table-cell table:number-columns-repeated="2"/>
          <table:table-cell office:value-type="string">
            <text:p>Nothing happened</text:p>
          </table:table-cell>
          <table:table-cell table:number-columns-repeated="240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95" office:value-type="string">
            <text:p>Download and Allow Edition</text:p>
          </table:table-cell>
          <table:table-cell table:style-name="ce95" office:value-type="string">
            <text:p>Step 1: Download and Allow Edition</text:p>
          </table:table-cell>
          <table:table-cell table:style-name="ce110" office:value-type="string">
            <text:p><text:span text:style-name="T24">- Go to a driver</text:span></text:p>
            <text:p><text:span text:style-name="T24">- Right click on a node and choose </text:span><text:span text:style-name="T6">Download </text:span><text:span text:style-name="T6">and Allow Edition</text:span></text:p>
          </table:table-cell>
          <table:table-cell table:style-name="ce108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46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54" office:value-type="string">
            <text:p>SNF_ECMS_DMS_ACT_07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ECMS\DMS\Action\WebDAV\Action</text:p>
          </table:table-cell>
          <table:table-cell table:style-name="ce96" office:value-type="string">
            <text:p>Manage Actions on WebDAV</text:p>
          </table:table-cell>
          <table:table-cell table:style-name="ce96" office:value-type="string">
            <text:p>Step 1: Manage Actions on WebDAV</text:p>
          </table:table-cell>
          <table:table-cell table:style-name="ce111" office:value-type="string">
            <text:p>- Create a new Network Place with <text:span text:style-name="T25">network </text:span><text:span text:style-name="T25">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109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table:style-name="ce127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92" office:value-type="string">
            <text:p>Drag and drop node</text:p>
          </table:table-cell>
          <table:table-cell table:style-name="ce92" office:value-type="string">
            <text:p>Step 1: Drag and drop node</text:p>
          </table:table-cell>
          <table:table-cell table:style-name="ce107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108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97" office:value-type="string">
            <text:p>Manage Private tag (Add/Edit/Delete)</text:p>
          </table:table-cell>
          <table:table-cell table:style-name="ce97" office:value-type="string">
            <text:p>Step 1: Manage Private tag (Add/Edit/Delete)</text:p>
          </table:table-cell>
          <table:table-cell table:style-name="ce11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</text:span><text:span text:style-name="T5">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108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4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55" office:value-type="string">
            <text:p>SNF_ECMS_DMS_COL_02</text:p>
          </table:table-cell>
          <table:table-cell office:value-type="float" office:value="1">
            <text:p>001</text:p>
          </table:table-cell>
          <table:table-cell table:style-name="ce72" office:value-type="string">
            <text:p>ECMS\DMS\Collaboration\Tag\Public</text:p>
          </table:table-cell>
          <table:table-cell table:style-name="ce98" office:value-type="string">
            <text:p>Manage Public tag (Add/Edit/Delete) </text:p>
          </table:table-cell>
          <table:table-cell table:style-name="ce98" office:value-type="string">
            <text:p>Step 1: Manage Public tag (Add/Edit/Delete) </text:p>
          </table:table-cell>
          <table:table-cell table:style-name="ce72" office:value-type="string">
            <text:p><text:span text:style-name="T27">Add tag</text:span></text:p>
            <text:p>- Select a document or uploaded file</text:p>
            <text:p>- Click on Tagging this document button in the action bar </text:p>
            <text:p>- Choose Public tag</text:p>
            <text:p>- Put name for a tag</text:p>
            <text:p>- Click Save button</text:p>
            <text:p><text:span text:style-name="T28">Edit Tag</text:span></text:p>
            <text:p><text:span text:style-name="T28">- </text:span><text:span text:style-name="T29">Click Tag cloud on side bar</text:span></text:p>
            <text:p><text:span text:style-name="T29">- Click Edit private tags icon</text:span></text:p>
            <text:p><text:span text:style-name="T29">- Click corresponding Edit of tag</text:span></text:p>
            <text:p><text:span text:style-name="T29">- Change name</text:span></text:p>
            <text:p><text:span text:style-name="T29">- Click Save</text:span></text:p>
            <text:p><text:span text:style-name="T28">Delete Tag</text:span></text:p>
            <text:p><text:span text:style-name="T28">- </text:span><text:span text:style-name="T29">Click Tag cloud on side bar</text:span></text:p>
            <text:p><text:span text:style-name="T29">- Click Edit private tags icon</text:span></text:p>
            <text:p><text:span text:style-name="T29">- Click corresponding Remove Tag of tag</text:span></text:p>
            <text:p/>
          </table:table-cell>
          <table:table-cell table:style-name="ce72" office:value-type="string">
            <text:p>Node is added tag. You can find document using tag in Tag cloud of FE </text:p>
            <text:p>- The Tag is Edited/Deleted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46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54" office:value-type="string">
            <text:p>SNF_ECMS_DMS_COL_03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ECMS\DMS\Collaboration\Language</text:p>
          </table:table-cell>
          <table:table-cell table:style-name="ce93" office:value-type="string">
            <text:p>Add language for document/uploaded file</text:p>
          </table:table-cell>
          <table:table-cell table:style-name="ce93" office:value-type="string">
            <text:p>Step 1: Add language for document/uploaded file</text:p>
          </table:table-cell>
          <table:table-cell table:style-name="ce109" office:value-type="string">
            <text:p><text:s/><text:span text:style-name="T5">- Select a document or uploaded file</text:span></text:p>
            <text:p><text:span text:style-name="T5">- Click on “Add/Edit localize content” icon in </text:span><text:span text:style-name="T5">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109" office:value-type="string">
            <text:p>Document/Uploaded file is added new language. You can see content of new language by select language in “View language” tab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99" office:value-type="string">
            <text:p>Vote for document/uploaded file</text:p>
          </table:table-cell>
          <table:table-cell table:style-name="ce99" office:value-type="string">
            <text:p>Step 1: Vote for document/uploaded file</text:p>
          </table:table-cell>
          <table:table-cell table:style-name="ce113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108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99" office:value-type="string">
            <text:p>Manage Comment (Add/Edit/Delete)</text:p>
          </table:table-cell>
          <table:table-cell table:style-name="ce99" office:value-type="string">
            <text:p>Step 1: Manage Comment (Add/Edit/Delete)</text:p>
          </table:table-cell>
          <table:table-cell table:style-name="ce114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</text:span><text:span text:style-name="T5">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</text:span><text:span text:style-name="T9">edit</text:span></text:p>
            <text:p><text:span text:style-name="T6">Delete a comment</text:span></text:p>
            <text:p><text:span text:style-name="T9">- Show the comment, click on Delete icon </text:span><text:span text:style-name="T9">,click OK</text:span></text:p>
          </table:table-cell>
          <table:table-cell table:style-name="ce108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92" office:value-type="string">
            <text:p>Manage Publication</text:p>
          </table:table-cell>
          <table:table-cell table:style-name="ce92" office:value-type="string">
            <text:p>Step 1: Manage Publication</text:p>
          </table:table-cell>
          <table:table-cell table:style-name="ce115" office:value-type="string">
            <text:p><text:span text:style-name="T9">- Select a document/Uploaded file</text:span></text:p>
            <text:p><text:span text:style-name="T9">- Click on “Manage Publication”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30">- Click </text:span><text:span text:style-name="T6">Save</text:span></text:p>
            <text:p><text:span text:style-name="T27"/></text:p>
            <text:p><text:span text:style-name="T27"/></text:p>
          </table:table-cell>
          <table:table-cell table:style-name="ce11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4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56" office:value-type="string">
            <text:p>SNF_ECMS_DMS_ADI_02</text:p>
          </table:table-cell>
          <table:table-cell office:value-type="float" office:value="1">
            <text:p>001</text:p>
          </table:table-cell>
          <table:table-cell table:style-name="ce71" office:value-type="string">
            <text:p>ECMS\DMS\Admin\Category</text:p>
          </table:table-cell>
          <table:table-cell table:style-name="ce98" office:value-type="string">
            <text:p>Manage Category (Add/Delete)</text:p>
          </table:table-cell>
          <table:table-cell table:style-name="ce98" office:value-type="string">
            <text:p>Step 1: Manage Category (Add/Delete)</text:p>
          </table:table-cell>
          <table:table-cell table:style-name="ce116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</text:span><text:span text:style-name="T9">action bar</text:span></text:p>
            <text:p><text:span text:style-name="T9">- Select category to add for </text:span><text:span text:style-name="T9">document/Uploaded file</text:span></text:p>
            <text:p><text:span text:style-name="T27">Delete category</text:span></text:p>
            <text:p><text:span text:style-name="T9">- Click on corresponding Delete icon of </text:span><text:span text:style-name="T9">category</text:span></text:p>
          </table:table-cell>
          <table:table-cell table:style-name="ce125" office:value-type="string">
            <text:p>Document/uploaded file is added category.</text:p>
            <text:p>- Document/uploaded file is not added category.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54" office:value-type="string">
            <text:p>SNF_ECMS_DMS_ADI_03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ECMS\DMS\Admin\Relation</text:p>
          </table:table-cell>
          <table:table-cell table:style-name="ce96" office:value-type="string">
            <text:p>Manage Relation (Add/Delete/Show/Hide)</text:p>
          </table:table-cell>
          <table:table-cell table:style-name="ce96" office:value-type="string">
            <text:p>Step 1: Manage Relation (Add/Delete/Show/Hide)</text:p>
          </table:table-cell>
          <table:table-cell table:style-name="ce109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</text:span><text:span text:style-name="T5">bar</text:span></text:p>
            <text:p><text:span text:style-name="T5">- Go to Select Relation tab</text:span></text:p>
            <text:p><text:span text:style-name="T5">- Select document to add relation for </text:span><text:span text:style-name="T5">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</text:span><text:span text:style-name="T5">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</text:span><text:span text:style-name="T7">again</text:span></text:p>
          </table:table-cell>
          <table:table-cell table:style-name="ce109" office:value-type="string">
            <text:p>Node is added /Delete relation</text:p>
            <text:p>- Relation of Node is shown/hidden </text:p>
          </table:table-cell>
          <table:table-cell table:style-name="ce108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92" office:value-type="string">
            <text:p>View Node Properties</text:p>
          </table:table-cell>
          <table:table-cell table:style-name="ce92" office:value-type="string">
            <text:p>Step 1: View Node Properties</text:p>
          </table:table-cell>
          <table:table-cell table:style-name="ce102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108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244"/>
        </table:table-row>
        <table:table-row table:style-name="ro2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92" office:value-type="string">
            <text:p>Export /Import node</text:p>
          </table:table-cell>
          <table:table-cell table:style-name="ce92" office:value-type="string">
            <text:p>Step 1: Export /Import node</text:p>
          </table:table-cell>
          <table:table-cell table:style-name="ce11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108" office:value-type="string">
            <text:p>- Node is exported successfully</text:p>
            <text:p>- Node is imported in destination path</text:p>
          </table:table-cell>
          <table:table-cell table:style-name="ce108" office:value-type="string">
            <text:p>medium</text:p>
          </table:table-cell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244"/>
        </table:table-row>
        <table:table-row table:style-name="ro2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73" office:value-type="string">
            <text:p>ECMS\DMS\Info\Permission</text:p>
          </table:table-cell>
          <table:table-cell table:style-name="ce98" office:value-type="string">
            <text:p>Manage Permission(Add/Edit/Delete)</text:p>
          </table:table-cell>
          <table:table-cell table:style-name="ce98" office:value-type="string">
            <text:p>Step 1: Manage Permission(Add/Edit/Delete)</text:p>
          </table:table-cell>
          <table:table-cell table:style-name="ce69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</text:span><text:span text:style-name="T9">user/group</text:span></text:p>
            <text:p><text:span text:style-name="T9">- Click ok</text:span></text:p>
          </table:table-cell>
          <table:table-cell table:style-name="ce108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108" office:value-type="string">
            <text:p>High</text:p>
          </table:table-cell>
          <table:table-cell office:value-type="string">
            <text:p>ok</text:p>
          </table:table-cell>
          <table:table-cell table:number-columns-repeated="246"/>
        </table:table-row>
        <table:table-row table:style-name="ro2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73" office:value-type="string">
            <text:p>ECMS\DMS\Info\Metadata</text:p>
          </table:table-cell>
          <table:table-cell table:style-name="ce100" office:value-type="string">
            <text:p>View metadata</text:p>
          </table:table-cell>
          <table:table-cell table:style-name="ce100" office:value-type="string">
            <text:p>Step 1: View metadata</text:p>
          </table:table-cell>
          <table:table-cell table:style-name="ce69" office:value-type="string">
            <text:p>- Perform <text:s/>upload a file</text:p>
            <text:p>- Select it </text:p>
            <text:p>- Click View metadata</text:p>
          </table:table-cell>
          <table:table-cell table:style-name="ce108" office:value-type="string">
            <text:p>View matadata form is shown</text:p>
          </table:table-cell>
          <table:table-cell table:style-name="ce108" office:value-type="string">
            <text:p>Low</text:p>
          </table:table-cell>
          <table:table-cell office:value-type="string">
            <text:p>ok</text:p>
          </table:table-cell>
          <table:table-cell table:number-columns-repeated="246"/>
        </table:table-row>
        <table:table-row table:style-name="ro13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73" office:value-type="string">
            <text:p>ECMS\DMS\Search\Simple</text:p>
          </table:table-cell>
          <table:table-cell table:style-name="ce101" office:value-type="string">
            <text:p>Simple Search</text:p>
          </table:table-cell>
          <table:table-cell table:style-name="ce101" office:value-type="string">
            <text:p>Step 1: Simple Search</text:p>
          </table:table-cell>
          <table:table-cell table:style-name="ce108" office:value-type="string">
            <text:p><text:span text:style-name="T5">- Input keyword into Search field above action </text:span><text:span text:style-name="T5">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108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ok</text:p>
          </table:table-cell>
          <table:table-cell table:number-columns-repeated="246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57" office:value-type="string">
            <text:p>SNF_ECMS_DMS_SER_02</text:p>
          </table:table-cell>
          <table:table-cell table:style-name="ce65" office:value-type="float" office:value="1">
            <text:p>001</text:p>
          </table:table-cell>
          <table:table-cell table:style-name="ce86" office:value-type="string">
            <text:p>ECMS\DMS\Search\Advanced</text:p>
          </table:table-cell>
          <table:table-cell table:style-name="ce100" office:value-type="string">
            <text:p>Advanced search</text:p>
          </table:table-cell>
          <table:table-cell table:style-name="ce100" office:value-type="string">
            <text:p>Step 1: Advanced search</text:p>
          </table:table-cell>
          <table:table-cell table:style-name="ce118" office:value-type="string">
            <text:p><text:span text:style-name="T31">Search </text:span></text:p>
            <text:p><text:span text:style-name="T32">- Click Saved Searched icon on action bar</text:span></text:p>
            <text:p><text:span text:style-name="T32">- Click Advanced Search icon</text:span></text:p>
            <text:p><text:span text:style-name="T32">- Input Constraint to search </text:span></text:p>
            <text:p><text:span text:style-name="T32">- Click </text:span><text:span text:style-name="T31">Search</text:span><text:span text:style-name="T32"> button</text:span></text:p>
            <text:p><text:span text:style-name="T33"/></text:p>
          </table:table-cell>
          <table:table-cell table:style-name="ce113" office:value-type="string">
            <text:p>Search Result tab is shown with result</text:p>
            <text:p/>
          </table:table-cell>
          <table:table-cell table:style-name="ce130" office:value-type="string">
            <text:p>Medium</text:p>
          </table:table-cell>
          <table:table-cell office:value-type="string">
            <text:p>ok</text:p>
          </table:table-cell>
          <table:table-cell table:number-columns-repeated="246"/>
        </table:table-row>
        <table:table-row table:style-name="ro28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73" office:value-type="string">
            <text:p>ECMS\DMS\Search\Query</text:p>
          </table:table-cell>
          <table:table-cell table:style-name="ce101" office:value-type="string">
            <text:p>Manage query in Advanced search</text:p>
          </table:table-cell>
          <table:table-cell table:style-name="ce101" office:value-type="string">
            <text:p>Step 1: Manage query in Advanced search</text:p>
          </table:table-cell>
          <table:table-cell table:style-name="ce119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108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office:value-type="string">
            <text:p>ok</text:p>
          </table:table-cell>
          <table:table-cell table:number-columns-repeated="246"/>
        </table:table-row>
        <table:table-row table:style-name="ro1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73" office:value-type="string">
            <text:p>ECMS\DMS\Setting\Browsing_Preferences</text:p>
          </table:table-cell>
          <table:table-cell table:style-name="ce102" office:value-type="string">
            <text:p>Set up browsing Preferences</text:p>
          </table:table-cell>
          <table:table-cell table:style-name="ce102" office:value-type="string">
            <text:p>Step 1: Set up browsing Preferences</text:p>
          </table:table-cell>
          <table:table-cell table:style-name="ce69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108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defect found, see picture</text:p>
          </table:table-cell>
          <table:table-cell table:number-columns-repeated="246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01" office:value-type="string">
            <text:p>Manage Clipboard (Paste/Delete)</text:p>
          </table:table-cell>
          <table:table-cell table:style-name="ce101" office:value-type="string">
            <text:p>Step 1: Manage Clipboard (Paste/Delete)</text:p>
          </table:table-cell>
          <table:table-cell table:style-name="ce69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108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ok</text:p>
          </table:table-cell>
          <table:table-cell table:number-columns-repeated="246"/>
        </table:table-row>
        <table:table-row table:style-name="ro1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103" office:value-type="string">
            <text:p>Manage Folksonomy (Add/Edit/Delete)</text:p>
          </table:table-cell>
          <table:table-cell table:style-name="ce103" office:value-type="string">
            <text:p>Step 1: Manage Folksonomy (Add/Edit/Delete)</text:p>
          </table:table-cell>
          <table:table-cell table:style-name="ce120" office:value-type="string">
            <text:p><text:span text:style-name="T4">Create new Tag</text:span></text:p>
            <text:p><text:span text:style-name="T26">- Go to </text:span><text:span text:style-name="T8">Content </text:span><text:span text:style-name="T8">Administration/Categories&amp;Tags/Manage </text:span><text:span text:style-name="T8">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</text:span><text:span text:style-name="T5">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</text:span><text:span text:style-name="T22">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46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54" office:value-type="string">
            <text:p>SNF_ECMS_DMS_ADM_02</text:p>
          </table:table-cell>
          <table:table-cell table:style-name="ce64" office:value-type="float" office:value="1">
            <text:p>001</text:p>
          </table:table-cell>
          <table:table-cell table:style-name="ce70" office:value-type="string">
            <text:p>ECMS\DMS\ADM\Taxonomy</text:p>
          </table:table-cell>
          <table:table-cell table:style-name="ce104" office:value-type="string">
            <text:p>Manage Taxonomy Tree (Add/Edit/Delete)</text:p>
          </table:table-cell>
          <table:table-cell table:style-name="ce104" office:value-type="string">
            <text:p>Step 1: Manage Taxonomy Tree (Add/Edit/Delete)</text:p>
          </table:table-cell>
          <table:table-cell table:style-name="ce68" office:value-type="string">
            <text:p><text:span text:style-name="T6">Create new taxonomy tree</text:span></text:p>
            <text:p><text:span text:style-name="T26">- Go to </text:span><text:span text:style-name="T8">Content </text:span><text:span text:style-name="T8">Administration/Categories&amp;Tags/Manage </text:span><text:span text:style-name="T8">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</text:span><text:span text:style-name="T22">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</text:span><text:span text:style-name="T22">taxonomy tree you want to edit</text:span></text:p>
            <text:p><text:span text:style-name="T22">- Click OK</text:span></text:p>
          </table:table-cell>
          <table:table-cell table:style-name="ce68" office:value-type="string">
            <text:p>The Taxonomy is created/edited/deleted successfully</text:p>
          </table:table-cell>
          <table:table-cell table:style-name="ce127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03" office:value-type="string">
            <text:p>Manage Template(Add/Edit/Delete)</text:p>
          </table:table-cell>
          <table:table-cell table:style-name="ce103" office:value-type="string">
            <text:p>Step 1: Manage Template(Add/Edit/Delete)</text:p>
          </table:table-cell>
          <table:table-cell table:style-name="ce120" office:value-type="string">
            <text:p><text:span text:style-name="T4">Create new template when put valid value </text:span><text:span text:style-name="T4">in fields</text:span></text:p>
            <text:p><text:span text:style-name="T26">- Go to </text:span><text:span text:style-name="T8">Content Administration/Content </text:span><text:span text:style-name="T8">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</text:span><text:span text:style-name="T9">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</text:span><text:span text:style-name="T26">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03" office:value-type="string">
            <text:p>Manage Metadata(View/Edit/Delete)</text:p>
          </table:table-cell>
          <table:table-cell table:style-name="ce103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</text:span><text:span text:style-name="T8">Presentation/Manage Metadata</text:span></text:p>
            <text:p><text:span text:style-name="T6">View Metadata</text:span></text:p>
            <text:p><text:span text:style-name="T6">- </text:span><text:span text:style-name="T9">Click corresponding View icon of Metadata </text:span><text:span text:style-name="T9">you want to View</text:span></text:p>
            <text:p><text:span text:style-name="T6">Edit Metadata</text:span></text:p>
            <text:p><text:span text:style-name="T8">- </text:span><text:span text:style-name="T26">Click corresponding Edit icon of Metadata </text:span><text:span text:style-name="T26">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</text:span><text:span text:style-name="T26">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03" office:value-type="string">
            <text:p>Manage Views(Add/View/Edit/Delete)</text:p>
          </table:table-cell>
          <table:table-cell table:style-name="ce103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</text:span><text:span text:style-name="T8">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</text:span><text:span text:style-name="T9">want to view</text:span></text:p>
            <text:p><text:span text:style-name="T6">Edit a View</text:span></text:p>
            <text:p><text:span text:style-name="T26">- Click on corresponding Edit icon of View you </text:span><text:span text:style-name="T26">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108" office:value-type="string">
            <text:p>High</text:p>
          </table:table-cell>
          <table:table-cell office:value-type="string">
            <text:p>OK</text:p>
          </table:table-cell>
          <table:table-cell table:number-columns-repeated="246"/>
        </table:table-row>
        <table:table-row table:style-name="ro3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03" office:value-type="string">
            <text:p>Manage Drive(Add/Edit/Delete)</text:p>
          </table:table-cell>
          <table:table-cell table:style-name="ce103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</text:span><text:span text:style-name="T8">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108" office:value-type="string">
            <text:p>High</text:p>
          </table:table-cell>
          <table:table-cell office:value-type="string">
            <text:p>OK</text:p>
          </table:table-cell>
          <table:table-cell table:number-columns-repeated="246"/>
        </table:table-row>
        <table:table-row table:style-name="ro13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03" office:value-type="string">
            <text:p>Namespace registry</text:p>
          </table:table-cell>
          <table:table-cell table:style-name="ce103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</text:span><text:span text:style-name="T8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office:value-type="string">
            <text:p>OK</text:p>
          </table:table-cell>
          <table:table-cell table:number-columns-repeated="246"/>
        </table:table-row>
        <table:table-row table:style-name="ro2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87" office:value-type="string">
            <text:p>ECMS\DMS\ADM\Node_Type</text:p>
          </table:table-cell>
          <table:table-cell table:style-name="ce103" office:value-type="string">
            <text:p>Manage Node types(Add/View)</text:p>
          </table:table-cell>
          <table:table-cell table:style-name="ce103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</text:span><text:span text:style-name="T8">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office:value-type="string">
            <text:p>OK</text:p>
          </table:table-cell>
          <table:table-cell table:number-columns-repeated="246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03" office:value-type="string">
            <text:p>Manage Query(Add/Edit/Delete)</text:p>
          </table:table-cell>
          <table:table-cell table:style-name="ce103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</text:span><text:span text:style-name="T8">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</text:span><text:span text:style-name="T26">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108" office:value-type="string">
            <text:p>Medium</text:p>
          </table:table-cell>
          <table:table-cell office:value-type="string">
            <text:p>ok</text:p>
          </table:table-cell>
          <table:table-cell table:number-columns-repeated="246"/>
        </table:table-row>
        <table:table-row table:style-name="ro20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03" office:value-type="string">
            <text:p>Manage Script(Add/Edit/Delete)</text:p>
          </table:table-cell>
          <table:table-cell table:style-name="ce103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</text:span><text:span text:style-name="T8">configuration/Manage script</text:span></text:p>
            <text:p><text:span text:style-name="T9">- Click Add button and input information for </text:span><text:span text:style-name="T9">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03" office:value-type="string">
            <text:p>Manage Action</text:p>
          </table:table-cell>
          <table:table-cell table:style-name="ce103" office:value-type="string">
            <text:p>Step 1: Manage Action</text:p>
          </table:table-cell>
          <table:table-cell table:style-name="ce121" office:value-type="string">
            <text:p><text:span text:style-name="T33">- Go to </text:span><text:span text:style-name="T31">Content Administration/Advanced </text:span><text:span text:style-name="T31">configuration/Manage Action</text:span></text:p>
            <text:p><text:span text:style-name="T33">- Click on Add button</text:span></text:p>
            <text:p><text:span text:style-name="T33">- Input required fields</text:span></text:p>
            <text:p><text:span text:style-name="T33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don't see Manage action</text:p>
          </table:table-cell>
          <table:table-cell table:number-columns-repeated="246"/>
        </table:table-row>
        <table:table-row table:style-name="ro29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05" office:value-type="string">
            <text:p>Manage Lock/Unlock</text:p>
          </table:table-cell>
          <table:table-cell table:style-name="ce105" office:value-type="string">
            <text:p>Step 1: Manage Lock/Unlock</text:p>
          </table:table-cell>
          <table:table-cell table:style-name="ce121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</text:span><text:span text:style-name="T9">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defect found, see picture</text:p>
          </table:table-cell>
          <table:table-cell table:number-columns-repeated="246"/>
        </table:table-row>
        <table:table-row table:style-name="ro20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88" office:value-type="string">
            <text:p>WF\Content_Publishing\Approve</text:p>
          </table:table-cell>
          <table:table-cell table:style-name="ce106" office:value-type="string">
            <text:p>Approve a content</text:p>
          </table:table-cell>
          <table:table-cell table:style-name="ce106" office:value-type="string">
            <text:p>Step 1: Approve a content</text:p>
          </table:table-cell>
          <table:table-cell table:style-name="ce122" office:value-type="string">
            <text:p>- Create new drive in Collaboration workspace</text:p>
            <text:p>- Login by normal user, add a document in<text:span text:style-name="T6"> </text:span><text:span text:style-name="T6">Validation</text:span> folder</text:p>
            <text:p>- Login by user is in validator:/platform/administrators group</text:p>
            <text:p>- Go to <text:span text:style-name="T6">Business Process Controller → </text:span><text:span text:style-name="T6">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122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88" office:value-type="string">
            <text:p>WF\Pay_Raise\WF\Grand</text:p>
          </table:table-cell>
          <table:table-cell table:style-name="ce105" office:value-type="string">
            <text:p>Grand a pay raise</text:p>
          </table:table-cell>
          <table:table-cell table:style-name="ce10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:/platform/administrators</text:span> group</text:p>
            <text:p><text:span text:style-name="T35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8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8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atform/administrators </text:span>group</text:p>
            <text:p><text:span text:style-name="T35">- Go to </text:span><text:span text:style-name="T19">Business Process Controller → </text:span><text:span text:style-name="T19">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</text:span><text:span text:style-name="T26">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8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8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8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8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" table:number-rows-repeated="10">
          <table:table-cell table:style-name="ce42"/>
          <table:table-cell table:style-name="ce58"/>
          <table:table-cell table:style-name="ce42"/>
          <table:table-cell table:style-name="ce58" table:number-columns-repeated="2"/>
          <table:table-cell/>
          <table:table-cell table:style-name="ce58" table:number-columns-repeated="250"/>
        </table:table-row>
        <table:table-row table:style-name="ro1">
          <table:table-cell table:style-name="ce42"/>
          <table:table-cell table:style-name="ce58"/>
          <table:table-cell table:style-name="ce42"/>
          <table:table-cell table:style-name="ce58" table:number-columns-repeated="2"/>
          <table:table-cell/>
          <table:table-cell table:style-name="ce58" table:number-columns-repeated="250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76"/>
        <table:table-column table:style-name="co13" table:default-cell-style-name="ce76"/>
        <table:table-column table:style-name="co14" table:default-cell-style-name="ce80"/>
        <table:table-column table:style-name="co15" table:default-cell-style-name="ce79"/>
        <table:table-column table:style-name="co16" table:default-cell-style-name="ce83"/>
        <table:table-column table:style-name="co17" table:default-cell-style-name="ce83"/>
        <table:table-row table:style-name="ro25">
          <table:table-cell table:style-name="ce74" office:value-type="string" table:number-columns-spanned="5" table:number-rows-spanned="2">
            <text:p><text:s/>Functionality List</text:p>
            <text:p><text:span text:style-name="T34">Product version: </text:span>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78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6">
          <table:covered-table-cell table:style-name="ce75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85"/>
        </table:table-row>
        <table:table-row table:style-name="ro4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85"/>
        </table:table-row>
        <table:table-row table:style-name="ro4">
          <table:table-cell office:value-type="string">
            <text:p>SNF_ECMS_WCM_SCV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CLV_01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CLV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ECL_01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SCD_01</text:p>
          </table:table-cell>
          <table:table-cell table:style-name="ce79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DPC_01</text:p>
          </table:table-cell>
          <table:table-cell table:style-name="ce79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L_01</text:p>
          </table:table-cell>
          <table:table-cell table:style-name="ce79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L_02</text:p>
          </table:table-cell>
          <table:table-cell table:style-name="ce79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L_03</text:p>
          </table:table-cell>
          <table:table-cell table:style-name="ce79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L_0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1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FGR_01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W_01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FCK_01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FD_01</text:p>
          </table:table-cell>
          <table:table-cell office:value-type="string">
            <text:p>Category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DOC_0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DOC_0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DOC_0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UPL_0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INF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INF_0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R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R_0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R_0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T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LB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1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1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table:style-name="ce82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1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CPN_01</text:p>
          </table:table-cell>
          <table:table-cell office:value-type="string">
            <text:p>Administration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84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PRS_0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2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HLD_0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ADM_0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ADM_0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25">
          <table:table-cell table:style-name="ce77" office:value-type="string" table:number-columns-spanned="5" table:number-rows-spanned="1">
            <text:p>TOTAL</text:p>
          </table:table-cell>
          <table:covered-table-cell table:number-columns-repeated="3"/>
          <table:covered-table-cell table:style-name="ce81"/>
          <table:table-cell table:formula="of:=SUM([.F4:.F63])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4/09/2012</text:date>, <text:time>06:0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hanhly </meta:initial-creator>
    <meta:creation-date>2010-08-10T15:50:28</meta:creation-date>
    <dc:date>2012-04-09T06:08:13</dc:date>
    <meta:editing-cycles>95</meta:editing-cycles>
    <meta:editing-duration>P2DT1H22M28S</meta:editing-duration>
    <dc:creator>exoplatform </dc:creator>
    <meta:document-statistic meta:table-count="3" meta:cell-count="1162" meta:object-count="0"/>
    <meta:user-defined meta:name="Info 1"/>
    <meta:user-defined meta:name="Info 2"/>
    <meta:user-defined meta:name="Info 3"/>
    <meta:user-defined meta:name="Info 4"/>
  </office:meta>
</office:document-meta>
</file>